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45403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8688" calcext:value-type="float">
            <text:p>113.7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5403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7128" calcext:value-type="float">
            <text:p>112.6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5403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1248" calcext:value-type="float">
            <text:p>111.3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5403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4744" calcext:value-type="float">
            <text:p>109.5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5403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6464" calcext:value-type="float">
            <text:p>108.1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5403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908" calcext:value-type="float">
            <text:p>106.9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5403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0464" calcext:value-type="float">
            <text:p>105.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5403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8448" calcext:value-type="float">
            <text:p>104.1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5403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8704" calcext:value-type="float">
            <text:p>103.1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5403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5768" calcext:value-type="float">
            <text:p>101.7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5403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8152" calcext:value-type="float">
            <text:p>101.0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5403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2376" calcext:value-type="float">
            <text:p>99.7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5403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0992" calcext:value-type="float">
            <text:p>97.0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5403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5403</text:p>
          </table:table-cell>
          <table:table-cell office:value-type="string" calcext:value-type="string">
            <text:p>201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5403</text:p>
          </table:table-cell>
          <table:table-cell office:value-type="string" calcext:value-type="string">
            <text:p>201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5403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1016" calcext:value-type="float">
            <text:p>85.0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5403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4632" calcext:value-type="float">
            <text:p>84.3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5403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5403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0392" calcext:value-type="float">
            <text:p>80.8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5403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4496" calcext:value-type="float">
            <text:p>78.6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5403</text:p>
          </table:table-cell>
          <table:table-cell office:value-type="string" calcext:value-type="string">
            <text:p>200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